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 style:list-style-name="L1">
      <style:paragraph-properties fo:text-align="start" style:justify-single-word="false"/>
    </style:style>
    <style:style style:name="P10" style:family="paragraph" style:parent-style-name="Standard" style:list-style-name="L1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Footer">
      <style:paragraph-properties fo:text-align="center" style:justify-single-word="false"/>
      <style:text-properties officeooo:paragraph-rsid="00111254"/>
    </style:style>
    <style:style style:name="P12" style:family="paragraph">
      <style:paragraph-properties fo:text-align="center"/>
    </style:style>
    <style:style style:name="T1" style:family="text">
      <style:text-properties fo:font-variant="normal" fo:text-transform="none" fo:color="#000000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2" style:family="text">
      <style:text-properties fo:color="#000000" style:font-name="Liberation Serif"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3pt" fo:font-weight="bold" style:font-size-asian="13pt" style:font-weight-asian="bold" style:font-size-complex="13pt" style:font-weight-complex="bold"/>
    </style:style>
    <style:style style:name="T7" style:family="text">
      <style:text-properties officeooo:rsid="0011125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TP2: Application d'affichage</text:span> </text:p>
      <text:p text:style-name="P1"/>
      <text:p text:style-name="P1"/>
      <text:list xml:id="list9175606579226951706" text:style-name="L1">
        <text:list-item>
          <text:p text:style-name="P9"><text:span text:style-name="T6">Introduction</text:span><text:span text:style-name="T3">:</text:span></text:p>
        </text:list-item>
      </text:list>
      <text:p text:style-name="P2"><text:tab/></text:p>
      <text:p text:style-name="P8"><text:tab/>L'objectif de ce second TP est de bien maîtriser les notions d'alarme, date absolue/relative et les événements OSEK/VDX tout en utilisant les fonctions prédéfinies dans l'API OSEK/VDX tel que :<text:span text:style-name="T1">SetRelAlarm, SetAbsAlarm, CancelAlarm, WaitEvent, SetEvent</text:span><text:span text:style-name="T2">.</text:span> </text:p>
      <text:p text:style-name="P2"/>
      <text:list xml:id="list80726367101893" text:continue-numbering="true" text:style-name="L1">
        <text:list-item>
          <text:p text:style-name="P10"><text:span text:style-name="T5">Questions</text:span>:</text:p>
          <text:p text:style-name="P10"/>
        </text:list-item>
      </text:list>
      <text:p text:style-name="P3">Question 1.1:</text:p>
      <text:p text:style-name="P8"><text:tab/>Nous avons commencée par la déclaration des deux taches ainsi que, l'alarme dans le fichier .oil en affectant une priorité plus important à Task1 que Task0, et en activant la Task1 dès le déclenchement d alarme. En utilisant la fonctions prédéfinies dans l'API OSEK/VDX SetAbsAlarm qui déclenchera l'alarme à chaque seconde et systick_get_ms qui affichera le temps systèmes.</text:p>
      <text:p text:style-name="P2"><draw:rect text:anchor-type="paragraph" draw:z-index="3" draw:style-name="gr1" draw:text-style-name="P12" svg:width="9.87cm" svg:height="11.457cm" svg:x="0.019cm" svg:y="0.318cm"><text:p/></draw:rect></text:p>
      <text:p text:style-name="P2"><text:s text:c="4"/>TASK task0</text:p>
      <text:p text:style-name="P2"><text:s/>{ </text:p>
      <text:p text:style-name="P2"><text:s text:c="8"/>PRIORITY = 1; </text:p>
      <text:p text:style-name="P2"><text:s text:c="8"/>AUTOSTART = TRUE { APPMODE = std; }; </text:p>
      <text:p text:style-name="P2">}; </text:p>
      <text:p text:style-name="P2"/>
      <text:p text:style-name="P2"/>
      <text:p text:style-name="P2"><text:s text:c="4"/>TASK task1</text:p>
      <text:p text:style-name="P2"><text:s/>{ </text:p>
      <text:p text:style-name="P2"><text:s text:c="8"/>PRIORITY = 2; </text:p>
      <text:p text:style-name="P2"><text:s text:c="8"/>AUTOSTART = FALSE; </text:p>
      <text:p text:style-name="P2"><text:s/>}; </text:p>
      <text:p text:style-name="P2"/>
      <text:p text:style-name="P2"><text:s text:c="4"/>ALARM aT1</text:p>
      <text:p text:style-name="P2">{ </text:p>
      <text:p text:style-name="P2"><text:s text:c="6"/>//le compteur doit avoir été défini </text:p>
      <text:p text:style-name="P2"><text:s text:c="6"/>COUNTER = SystemCounter; </text:p>
      <text:p text:style-name="P2"><text:s text:c="6"/>ACTION = ACTIVATETASK </text:p>
      <text:p text:style-name="P2"><text:s text:c="6"/>{ </text:p>
      <text:p text:style-name="P2"><text:s text:c="8"/>TASK = task1; //la tâche doit avoir été définie </text:p>
      <text:p text:style-name="P2"><text:s text:c="6"/>}; </text:p>
      <text:p text:style-name="P2"><text:s text:c="6"/>AUTOSTART = FALSE; </text:p>
      <text:p text:style-name="P2">}; </text:p>
      <text:p text:style-name="P2"/>
      <text:p text:style-name="P3">Question 1.2:</text:p>
      <text:p text:style-name="P2"/>
      <text:p text:style-name="P8"><text:tab/>Pour que le déclenchement se fait automatiquement sans avoir besoin de setAbsAlarm il suffit juste ajouter ce bout de code dans la partie ALARM du fichier .oil.</text:p>
      <text:p text:style-name="P2"><draw:rect text:anchor-type="paragraph" draw:z-index="2" draw:style-name="gr1" draw:text-style-name="P12" svg:width="4.657cm" svg:height="2.038cm" svg:x="0.046cm" svg:y="0.407cm"><text:p/></draw:rect></text:p>
      <text:p text:style-name="P2"><text:s/>AUTOSTART = TRUE</text:p>
      <text:p text:style-name="P2"><text:s/>{ </text:p>
      <text:p text:style-name="P2"><text:s text:c="8"/>ALARMTIME = 100; </text:p>
      <text:p text:style-name="P2"><text:s text:c="8"/>CYCLETIME = 1000; </text:p>
      <text:p text:style-name="P2"><draw:rect text:anchor-type="paragraph" draw:z-index="5" draw:style-name="gr1" draw:text-style-name="P12" svg:width="4.657cm" svg:height="2.038cm" svg:x="0.046cm" svg:y="-0.28cm"><text:p/></draw:rect><text:soft-page-break/> <text:s text:c="7"/>APPMODE = std; </text:p>
      <text:p text:style-name="P2"><text:s text:c="2"/>};</text:p>
      <text:p text:style-name="P2"/>
      <text:p text:style-name="P2"/>
      <text:p text:style-name="P3">Question 1.3:</text:p>
      <text:p text:style-name="P8"><text:tab/></text:p>
      <text:p text:style-name="P8"><text:tab/>Vue que le compteur de cycle a une valeur maximale qui ne peut pas dépasser, nous avons pensé à ajouter une variable (next = 0) qui va nous résoudre le problème. Nous avons opté pour la fonction SatAbsAlarm car elle utilise la valeur absolue du compteur. </text:p>
      <text:p text:style-name="P7"><text:s/></text:p>
      <text:p text:style-name="P2"><draw:rect text:anchor-type="paragraph" draw:z-index="1" draw:style-name="gr1" draw:text-style-name="P12" svg:width="4.922cm" svg:height="1.138cm" svg:x="0.152cm" svg:y="0.032cm"><text:p/></draw:rect> <text:s/>next = next + 1000 % 2000;</text:p>
      <text:p text:style-name="P2"><text:s text:c="2"/>SetAbsAlarm(aT1, next , 0);</text:p>
      <text:p text:style-name="P2"/>
      <text:p text:style-name="P3">Question 2:</text:p>
      <text:p text:style-name="P2"/>
      <text:p text:style-name="P8"><text:tab/>Nous avons commencé par donner la même priorité pour les trois taches qu'on va créer qui vont afficher le temps système (chaque seconde) en utilisant la fonction systick_get_ms(), la valeur du capteur de pression (chaque 3 seconde) en utilisant la fonction ecrobot_get_sound_sensor(1) et la valeur du détecteur de distance (chaque 2 secondes) en utilisant la fonction ecrobot_get_sonar_sensor(2). </text:p>
      <text:p text:style-name="P2"><draw:rect text:anchor-type="paragraph" draw:z-index="0" draw:style-name="gr1" draw:text-style-name="P12" svg:width="12.145cm" svg:height="8.706cm" svg:x="0.019cm" svg:y="0.349cm"><text:p/></draw:rect></text:p>
      <text:p text:style-name="P2"><text:s text:c="2"/>/******* Declaration d'alarm ********/ </text:p>
      <text:p text:style-name="P2"><text:s text:c="4"/>ALARM aT1</text:p>
      <text:p text:style-name="P2"><text:s text:c="3"/>{ </text:p>
      <text:p text:style-name="P2"><text:s text:c="6"/>COUNTER = SystemCounter; // le compteur doit avoir été défini </text:p>
      <text:p text:style-name="P2"><text:s text:c="6"/>/****** Activate Task *******/ </text:p>
      <text:p text:style-name="P2"><text:s text:c="6"/>ACTION = ACTIVATETASK </text:p>
      <text:p text:style-name="P2"><text:s text:c="6"/>{ </text:p>
      <text:p text:style-name="P2"><text:s text:c="8"/>TASK = task0; </text:p>
      <text:p text:style-name="P2"><text:s text:c="6"/>}; </text:p>
      <text:p text:style-name="P2"><text:s text:c="6"/>/******* Started automaticly ******/ </text:p>
      <text:p text:style-name="P2"><text:s text:c="6"/>AUTOSTART = TRUE</text:p>
      <text:p text:style-name="P2"><text:s text:c="5"/>{ </text:p>
      <text:p text:style-name="P2"><text:s text:c="8"/>ALARMTIME = 100; </text:p>
      <text:p text:style-name="P2"><text:s text:c="8"/>CYCLETIME = 1000; </text:p>
      <text:p text:style-name="P2"><text:s text:c="8"/>APPMODE = std; </text:p>
      <text:p text:style-name="P2"><text:s text:c="5"/>}; </text:p>
      <text:p text:style-name="P2"><text:s text:c="4"/>}; </text:p>
      <text:p text:style-name="P2"/>
      <text:p text:style-name="P2"/>
      <text:p text:style-name="P3">Question 3:</text:p>
      <text:p text:style-name="P4"/>
      <text:p text:style-name="P6"><text:tab/>Nous avons commencé par la déclaration de l’éventement dans le fichier .oil et après nous avons créé Task3 qui va attendre l'événement déclencher par l’appuie sur le bouton gauche. </text:p>
      <text:p text:style-name="P5"><draw:rect text:anchor-type="paragraph" draw:z-index="4" draw:style-name="gr1" draw:text-style-name="P12" svg:width="5.227cm" svg:height="3.393cm" svg:x="0.019cm" svg:y="0.219cm"><text:p/></draw:rect></text:p>
      <text:p text:style-name="P5"><text:s/>/******* EVENT ********/</text:p>
      <text:p text:style-name="P5"><text:s/>EVENT ev_shutdown{</text:p>
      <text:p text:style-name="P5"><text:s text:c="6"/>MASK = 0x01; </text:p>
      <text:p text:style-name="P5"><text:s/>}; <text:s/></text:p>
      <text:p text:style-name="P5"><text:s/>TASK task3 {</text:p>
      <text:p text:style-name="P5"><draw:rect text:anchor-type="paragraph" draw:z-index="6" draw:style-name="gr1" draw:text-style-name="P12" svg:width="5.068cm" svg:height="2.038cm" svg:x="0.046cm" svg:y="0.407cm"><text:p/></draw:rect><text:soft-page-break/></text:p>
      <text:p text:style-name="P5"><text:s text:c="3"/>…................ <text:s text:c="2"/></text:p>
      <text:p text:style-name="P5"><text:s text:c="3"/>EVENT = ev_shutdown; </text:p>
      <text:p text:style-name="P5"><text:s/>}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11254"/>
    </style:style>
    <style:style style:name="MT1" style:family="text">
      <style:text-properties officeooo:rsid="0011125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IHSINE Azzeddine &amp; KABIR Othmane <text:span text:style-name="MT1">&amp; ZEMMOURI Mohamed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zzeddine </meta:initial-creator>
    <meta:creation-date>2016-02-22T19:53:50</meta:creation-date>
    <dc:date>2016-02-23T08:07:25.732355443</dc:date>
    <meta:editing-duration>PT1H54M8S</meta:editing-duration>
    <meta:editing-cycles>29</meta:editing-cycles>
    <meta:generator>LibreOffice/4.4.2.2$Linux_X86_64 LibreOffice_project/c4c7d32d0d49397cad38d62472b0bc8acff48dd6</meta:generator>
    <meta:document-statistic meta:table-count="0" meta:image-count="0" meta:object-count="0" meta:page-count="3" meta:paragraph-count="71" meta:word-count="421" meta:character-count="2851" meta:non-whitespace-character-count="2204"/>
  </office:meta>
</office:document-meta>
</file>